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F10000049E78E3019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Britannic Bold" svg:font-family="'Britannic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GRADE" style:display-name="TABLE_GRADE" style:family="table">
      <style:table-properties style:width="6.6875in" fo:margin-left="0in" table:align="left" style:may-break-between-rows="false"/>
    </style:style>
    <style:style style:name="TABLE_5f_GRADE.A" style:display-name="TABLE_GRADE.A" style:family="table-column">
      <style:table-column-properties style:column-width="0.3542in"/>
    </style:style>
    <style:style style:name="TABLE_5f_GRADE.B" style:display-name="TABLE_GRADE.B" style:family="table-column">
      <style:table-column-properties style:column-width="1.5729in"/>
    </style:style>
    <style:style style:name="TABLE_5f_GRADE.C" style:display-name="TABLE_GRADE.C" style:family="table-column">
      <style:table-column-properties style:column-width="0.6667in"/>
    </style:style>
    <style:style style:name="TABLE_5f_GRADE.D" style:display-name="TABLE_GRADE.D" style:family="table-column">
      <style:table-column-properties style:column-width="0.7083in"/>
    </style:style>
    <style:style style:name="TABLE_5f_GRADE.E" style:display-name="TABLE_GRADE.E" style:family="table-column">
      <style:table-column-properties style:column-width="0.6771in"/>
    </style:style>
    <style:style style:name="TABLE_5f_GRADE.A1" style:display-name="TABLE_GRADE.A1" style:family="table-cell" style:data-style-name="N10100">
      <style:table-cell-properties style:vertical-align="" fo:background-color="transparent" fo:padding="0.0382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_5f_GRADE.C1" style:display-name="TABLE_GRADE.C1" style:family="table-cell" style:data-style-name="N10100">
      <style:table-cell-properties style:vertical-align="" fo:background-color="transparent" fo:padding="0.0382in" fo:border="1pt solid #000000" style:writing-mode="page">
        <style:background-image/>
      </style:table-cell-properties>
    </style:style>
    <style:style style:name="TABLE_5f_GRADE.C2" style:display-name="TABLE_GRADE.C2" style:family="table-cell">
      <style:table-cell-properties style:vertical-align=""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_5f_GRADE.D2" style:display-name="TABLE_GRADE.D2" style:family="table-cell">
      <style:table-cell-properties style:vertical-align=""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_5f_GRADE.E2" style:display-name="TABLE_GRADE.E2" style:family="table-cell">
      <style:table-cell-properties style:vertical-align=""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_5f_GRADE.F2" style:display-name="TABLE_GRADE.F2" style:family="table-cell">
      <style:table-cell-properties style:vertical-align=""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_5f_GRADE.G2" style:display-name="TABLE_GRADE.G2" style:family="table-cell">
      <style:table-cell-properties style:vertical-align=""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_5f_GRADE.H2" style:display-name="TABLE_GRADE.H2" style:family="table-cell">
      <style:table-cell-properties style:vertical-align=""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_5f_GRADE.I2" style:display-name="TABLE_GRADE.I2" style:family="table-cell">
      <style:table-cell-properties style:vertical-align="" fo:background-color="transparent" fo:padding="0.0382in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E_5f_GRADE.A3" style:display-name="TABLE_GRADE.A3" style:family="table-cell" style:data-style-name="N10100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C3" style:display-name="TABLE_GRADE.C3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D3" style:display-name="TABLE_GRADE.D3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E3" style:display-name="TABLE_GRADE.E3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F3" style:display-name="TABLE_GRADE.F3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G3" style:display-name="TABLE_GRADE.G3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H3" style:display-name="TABLE_GRADE.H3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I3" style:display-name="TABLE_GRADE.I3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_5f_PERSONALITY" style:display-name="TABLE_PERSONALITY" style:family="table">
      <style:table-properties style:width="6.6875in" fo:margin-left="0in" table:align="left" style:may-break-between-rows="false"/>
    </style:style>
    <style:style style:name="TABLE_5f_PERSONALITY.A" style:display-name="TABLE_PERSONALITY.A" style:family="table-column">
      <style:table-column-properties style:column-width="0.3542in"/>
    </style:style>
    <style:style style:name="TABLE_5f_PERSONALITY.B" style:display-name="TABLE_PERSONALITY.B" style:family="table-column">
      <style:table-column-properties style:column-width="1.5729in"/>
    </style:style>
    <style:style style:name="TABLE_5f_PERSONALITY.C" style:display-name="TABLE_PERSONALITY.C" style:family="table-column">
      <style:table-column-properties style:column-width="0.6667in"/>
    </style:style>
    <style:style style:name="TABLE_5f_PERSONALITY.D" style:display-name="TABLE_PERSONALITY.D" style:family="table-column">
      <style:table-column-properties style:column-width="0.7083in"/>
    </style:style>
    <style:style style:name="TABLE_5f_PERSONALITY.E" style:display-name="TABLE_PERSONALITY.E" style:family="table-column">
      <style:table-column-properties style:column-width="0.6771in"/>
    </style:style>
    <style:style style:name="TABLE_5f_PERSONALITY.G" style:display-name="TABLE_PERSONALITY.G" style:family="table-column">
      <style:table-column-properties style:column-width="2in"/>
    </style:style>
    <style:style style:name="TABLE_5f_PERSONALITY.A1" style:display-name="TABLE_PERSONALITY.A1" style:family="table-cell" style:data-style-name="N10100">
      <style:table-cell-properties style:vertical-align="" fo:background-color="transparent" fo:padding="0.0382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_5f_PERSONALITY.C1" style:display-name="TABLE_PERSONALITY.C1" style:family="table-cell">
      <style:table-cell-properties style:vertical-align="" fo:background-color="transparent" fo:padding="0.0382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_5f_PERSONALITY.D1" style:display-name="TABLE_PERSONALITY.D1" style:family="table-cell">
      <style:table-cell-properties style:vertical-align="" fo:background-color="transparent" fo:padding="0.0382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_5f_PERSONALITY.E1" style:display-name="TABLE_PERSONALITY.E1" style:family="table-cell">
      <style:table-cell-properties style:vertical-align="" fo:background-color="transparent" fo:padding="0.0382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_5f_PERSONALITY.F1" style:display-name="TABLE_PERSONALITY.F1" style:family="table-cell">
      <style:table-cell-properties style:vertical-align="" fo:background-color="transparent" fo:padding="0.0382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_5f_PERSONALITY.G1" style:display-name="TABLE_PERSONALITY.G1" style:family="table-cell">
      <style:table-cell-properties style:vertical-align="" fo:background-color="transparent" fo:padding="0.0382in" fo:border="1pt solid #000000" style:writing-mode="page">
        <style:background-image/>
      </style:table-cell-properties>
    </style:style>
    <style:style style:name="TABLE_5f_PERSONALITY.A2" style:display-name="TABLE_PERSONALITY.A2" style:family="table-cell" style:data-style-name="N10100">
      <style:table-cell-properties style:vertical-align=""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_5f_PERSONALITY.C2" style:display-name="TABLE_PERSONALITY.C2" style:family="table-cell">
      <style:table-cell-properties style:vertical-align=""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_5f_PERSONALITY.D2" style:display-name="TABLE_PERSONALITY.D2" style:family="table-cell">
      <style:table-cell-properties style:vertical-align=""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_5f_PERSONALITY.E2" style:display-name="TABLE_PERSONALITY.E2" style:family="table-cell">
      <style:table-cell-properties style:vertical-align=""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_5f_PERSONALITY.F2" style:display-name="TABLE_PERSONALITY.F2" style:family="table-cell">
      <style:table-cell-properties style:vertical-align=""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_5f_PERSONALITY.G2" style:display-name="TABLE_PERSONALITY.G2" style:family="table-cell">
      <style:table-cell-properties style:vertical-align="" fo:background-color="transparent" fo:padding="0.0382in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Header">
      <style:text-properties officeooo:rsid="0024e711"/>
    </style:style>
    <style:style style:name="P2" style:family="paragraph" style:parent-style-name="Header">
      <style:text-properties style:font-name="Calibri" fo:font-size="10.5pt" officeooo:rsid="0024e711" officeooo:paragraph-rsid="0024e711" style:font-size-asian="10.5pt" style:font-size-complex="10.5pt"/>
    </style:style>
    <style:style style:name="P3" style:family="paragraph" style:parent-style-name="Header">
      <style:paragraph-properties fo:text-align="center" style:justify-single-word="false"/>
      <style:text-properties style:use-window-font-color="true" style:font-name="Britannic Bold" fo:font-size="14pt" fo:font-weight="normal" officeooo:rsid="0024e711" officeooo:paragraph-rsid="0024e711" style:font-size-asian="14pt" style:font-weight-asian="normal" style:font-size-complex="14pt" style:font-weight-complex="normal"/>
    </style:style>
    <style:style style:name="P4" style:family="paragraph" style:parent-style-name="Footer">
      <style:text-properties style:font-name="Calibri" fo:font-size="10.5pt" officeooo:rsid="002342df" officeooo:paragraph-rsid="002342df" style:font-size-asian="10.5pt" style:font-size-complex="10.5pt"/>
    </style:style>
    <style:style style:name="P5" style:family="paragraph" style:parent-style-name="Text_20_body">
      <style:text-properties style:font-name="Calibri" fo:font-size="10.5pt" officeooo:rsid="002342df" officeooo:paragraph-rsid="002342df" style:font-size-asian="10.5pt" style:font-size-complex="10.5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Calibri" fo:font-size="11pt" officeooo:rsid="002210d5" officeooo:paragraph-rsid="002210d5" style:font-size-asian="11pt" style:font-size-complex="11pt"/>
    </style:style>
    <style:style style:name="P7" style:family="paragraph" style:parent-style-name="Standard">
      <style:paragraph-properties fo:line-height="115%" fo:text-align="start" style:justify-single-word="false"/>
      <style:text-properties style:font-name="Calibri" fo:font-size="11pt" officeooo:rsid="002210d5" officeooo:paragraph-rsid="002210d5" style:font-size-asian="11pt" style:font-size-complex="11pt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Calibri" fo:font-size="11pt" officeooo:rsid="002210d5" officeooo:paragraph-rsid="002342df" style:font-size-asian="11pt" style:font-size-complex="11pt"/>
    </style:style>
    <style:style style:name="P9" style:family="paragraph" style:parent-style-name="Standard">
      <style:paragraph-properties fo:line-height="115%" fo:text-align="center" style:justify-single-word="false"/>
      <style:text-properties fo:color="#000000" style:font-name="Calibri" fo:font-size="11pt" officeooo:rsid="002210d5" officeooo:paragraph-rsid="002342df" style:font-size-asian="11pt" style:font-size-complex="11pt"/>
    </style:style>
    <style:style style:name="P10" style:family="paragraph" style:parent-style-name="Table_20_Heading">
      <style:paragraph-properties fo:text-align="center" style:justify-single-word="false"/>
      <style:text-properties fo:color="#ff6600" style:text-outline="false" style:text-line-through-style="none" style:text-line-through-type="none" style:font-name="Calibri" fo:font-size="12pt" fo:font-style="italic" fo:text-shadow="none" style:text-underline-style="none" fo:font-weight="bold" officeooo:rsid="001fb4e0" officeooo:paragraph-rsid="001fb4e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" style:family="paragraph" style:parent-style-name="Table_20_Heading">
      <style:paragraph-properties fo:margin-top="0.1583in" fo:margin-bottom="0.1583in" style:contextual-spacing="false" fo:text-align="center" style:justify-single-word="false"/>
      <style:text-properties fo:color="#ff6600" style:text-outline="false" style:text-line-through-style="none" style:text-line-through-type="none" style:font-name="Calibri" fo:font-size="12pt" fo:font-style="normal" fo:text-shadow="none" style:text-underline-style="none" fo:font-weight="bold" officeooo:rsid="001fb4e0" officeooo:paragraph-rsid="001fb4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1fb4e0" officeooo:paragraph-rsid="001fb4e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1fb4e0" officeooo:paragraph-rsid="002210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1efcfe" officeooo:paragraph-rsid="001efcf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3399ff" style:text-outline="false" style:text-line-through-style="none" style:text-line-through-type="none" style:font-name="Calibri" fo:font-size="10pt" fo:font-style="normal" fo:text-shadow="none" style:text-underline-style="none" fo:font-weight="normal" officeooo:rsid="001fb4e0" officeooo:paragraph-rsid="001fb4e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3399ff" style:text-outline="false" style:text-line-through-style="none" style:text-line-through-type="none" style:font-name="Calibri" fo:font-size="10pt" fo:font-style="normal" fo:text-shadow="none" style:text-underline-style="none" fo:font-weight="normal" officeooo:rsid="002210d5" officeooo:paragraph-rsid="002210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ff6600" style:text-outline="false" style:text-line-through-style="none" style:text-line-through-type="none" style:font-name="Calibri" fo:font-size="12pt" fo:font-style="normal" fo:text-shadow="none" style:text-underline-style="none" fo:font-weight="bold" officeooo:rsid="002210d5" officeooo:paragraph-rsid="002210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officeooo:rsid="002210d5" officeooo:paragraph-rsid="002210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officeooo:rsid="002210d5" officeooo:paragraph-rsid="002614a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officeooo:rsid="002210d5" officeooo:paragraph-rsid="002210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officeooo:rsid="001fb4e0" officeooo:paragraph-rsid="001fb4e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15%" fo:text-align="center" style:justify-single-word="false"/>
      <style:text-properties fo:color="#ff6600" style:font-name="Calibri" fo:font-size="11pt" officeooo:rsid="002210d5" officeooo:paragraph-rsid="002210d5" style:font-size-asian="11pt" style:font-size-complex="11pt"/>
    </style:style>
    <style:style style:name="P23" style:family="paragraph" style:parent-style-name="Standard">
      <style:paragraph-properties fo:line-height="115%" fo:text-align="start" style:justify-single-word="false"/>
      <style:text-properties fo:color="#ff6600" style:font-name="Calibri" fo:font-size="11pt" officeooo:rsid="002210d5" officeooo:paragraph-rsid="002210d5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210d5"/>
    </style:style>
    <style:style style:name="T3" style:family="text">
      <style:text-properties fo:color="#ff6600"/>
    </style:style>
    <style:style style:name="T4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5902in">
          <style:column-sep style:width="0.0035in" style:color="#000000" style:height="100%" style:style="solid"/>
          <style:column style:rel-width="32767*" fo:start-indent="0in" fo:end-indent="0.2953in"/>
          <style:column style:rel-width="32768*" fo:start-indent="0.2953in" fo:end-indent="0in"/>
        </style:columns>
      </style:section-properties>
    </style:style>
    <number:text-style style:name="N10100" number:language="es" number:country="HN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[SUBJECT]" text:name="subject"/>
        <text:user-field-decl office:value-type="string" office:string-value="[NO]" text:name="no"/>
        <text:user-field-decl office:value-type="string" office:string-value="[FIRST_PERIOD]" text:name="first_period"/>
        <text:user-field-decl office:value-type="string" office:string-value="[SECOND_PERIOD]" text:name="second_period"/>
        <text:user-field-decl office:value-type="string" office:string-value="[THIRD_PERIOD]" text:name="third_period"/>
        <text:user-field-decl office:value-type="string" office:string-value="[FOURTH_PERIOD]" text:name="fourth_period"/>
        <text:user-field-decl office:value-type="string" office:string-value="[AVERAGE]" text:name="average"/>
        <text:user-field-decl office:value-type="string" office:string-value="[FIRST_RECOVERY]" text:name="first_recovery"/>
        <text:user-field-decl office:value-type="string" office:string-value="[SECOND_RECOVERY]" text:name="second_recovery"/>
        <text:user-field-decl office:value-type="string" office:string-value="[PERSONALITY]" text:name="personality"/>
        <text:user-field-decl office:value-type="string" office:string-value="[RATING]" text:name="rating"/>
        <text:user-field-decl office:value-type="string" office:string-value="R. Yomila A. de Aguirre" text:name="director"/>
        <text:user-field-decl office:value-type="string" office:string-value="Manuel Vasquez" text:name="secretary"/>
        <text:user-field-decl office:value-type="string" office:string-value="Cindy  Posas" text:name="student"/>
        <text:user-field-decl office:value-type="string" office:string-value="Grade 11 - A" text:name="course"/>
        <text:user-field-decl office:value-type="string" office:string-value="2015-08-19" text:name="date"/>
        <text:user-field-decl office:value-type="string" office:string-value="2015" text:name="year"/>
        <text:user-field-decl office:value-type="string" office:string-value="[SUMMARY]" text:name="summary"/>
      </text:user-field-decls>
      <text:p text:style-name="P3">BOLETA DE CALIFICACIONES</text:p>
      <text:p text:style-name="P2"/>
      <text:p text:style-name="P5">Alumno: <text:s/><text:user-field-get text:name="student">Cindy  Posas</text:user-field-get><text:tab/><text:tab/><text:tab/><text:tab/><text:tab/><text:tab/>Fecha: <text:user-field-get text:name="date">2015-08-19</text:user-field-get></text:p>
      <text:p text:style-name="P5"><text:s text:c="3"/>Curso: <text:s/><text:user-field-get text:name="course">Grade 11 - A</text:user-field-get><text:tab/><text:tab/><text:tab/><text:tab/><text:tab/><text:tab/> <text:s/><text:tab/>Año: <text:user-field-get text:name="year">2015</text:user-field-get></text:p>
      <text:p text:style-name="Text_20_body"/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D"/>
        <table:table-column table:style-name="TABLE_5f_GRADE.C" table:number-columns-repeated="3"/>
        <table:table-header-rows>
          <table:table-row>
            <table:table-cell table:style-name="TABLE_5f_GRADE.A1" table:number-rows-spanned="2">
              <text:p text:style-name="P11"/>
            </table:table-cell>
            <table:table-cell table:style-name="TABLE_5f_GRADE.A1" table:number-rows-spanned="2" office:value-type="float" office:value="0">
              <text:p text:style-name="P11">Asignaturas</text:p>
            </table:table-cell>
            <table:table-cell table:style-name="TABLE_5f_GRADE.C1" table:number-columns-spanned="7" office:value-type="float" office:value="0">
              <text:p text:style-name="P10"><text:span text:style-name="T1">Aprovechamiento</text:span> <text:span text:style-name="T1">Académic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covered-table-cell/>
          <table:covered-table-cell/>
          <table:table-cell table:style-name="TABLE_5f_GRADE.C2" office:value-type="string">
            <text:p text:style-name="P15"><text:span text:style-name="T2">I</text:span> Periodo</text:p>
          </table:table-cell>
          <table:table-cell table:style-name="TABLE_5f_GRADE.D2" office:value-type="string">
            <text:p text:style-name="P15"><text:span text:style-name="T2">II</text:span> Periodo</text:p>
          </table:table-cell>
          <table:table-cell table:style-name="TABLE_5f_GRADE.E2" office:value-type="string">
            <text:p text:style-name="P15"><text:span text:style-name="T2">III</text:span> Periodo</text:p>
          </table:table-cell>
          <table:table-cell table:style-name="TABLE_5f_GRADE.F2" office:value-type="string">
            <text:p text:style-name="P15"><text:span text:style-name="T2">IV</text:span> Periodo</text:p>
          </table:table-cell>
          <table:table-cell table:style-name="TABLE_5f_GRADE.G2" office:value-type="string">
            <text:p text:style-name="P15">Promedio</text:p>
          </table:table-cell>
          <table:table-cell table:style-name="TABLE_5f_GRADE.H2" office:value-type="string">
            <text:p text:style-name="P15">Recup 1</text:p>
          </table:table-cell>
          <table:table-cell table:style-name="TABLE_5f_GRADE.I2" office:value-type="string">
            <text:p text:style-name="P15">Recup 2</text:p>
          </table:table-cell>
        </table:table-row>
        <table:table-row>
          <table:table-cell table:style-name="TABLE_5f_GRADE.A3" office:value-type="float" office:value="0">
            <text:p text:style-name="P19"><text:user-field-get text:name="no">[NO]</text:user-field-get></text:p>
          </table:table-cell>
          <table:table-cell table:style-name="TABLE_5f_GRADE.A3" office:value-type="float" office:value="0">
            <text:p text:style-name="P14"><text:user-field-get text:name="subject">[SUBJECT]</text:user-field-get></text:p>
          </table:table-cell>
          <table:table-cell table:style-name="TABLE_5f_GRADE.C3" office:value-type="string">
            <text:p text:style-name="P12"><text:user-field-get text:name="first_period">[FIRST_PERIOD]</text:user-field-get></text:p>
          </table:table-cell>
          <table:table-cell table:style-name="TABLE_5f_GRADE.D3" office:value-type="string">
            <text:p text:style-name="P12"><text:user-field-get text:name="second_period">[SECOND_PERIOD]</text:user-field-get></text:p>
          </table:table-cell>
          <table:table-cell table:style-name="TABLE_5f_GRADE.E3" office:value-type="string">
            <text:p text:style-name="P12"><text:user-field-get text:name="third_period">[THIRD_PERIOD]</text:user-field-get></text:p>
          </table:table-cell>
          <table:table-cell table:style-name="TABLE_5f_GRADE.F3" office:value-type="string">
            <text:p text:style-name="P12"><text:user-field-get text:name="fourth_period">[FOURTH_PERIOD]</text:user-field-get></text:p>
          </table:table-cell>
          <table:table-cell table:style-name="TABLE_5f_GRADE.G3" office:value-type="string">
            <text:p text:style-name="P12"><text:user-field-get text:name="average">[AVERAGE]</text:user-field-get></text:p>
          </table:table-cell>
          <table:table-cell table:style-name="TABLE_5f_GRADE.H3" office:value-type="string">
            <text:p text:style-name="P12"><text:user-field-get text:name="first_recovery">[FIRST_RECOVERY]</text:user-field-get></text:p>
          </table:table-cell>
          <table:table-cell table:style-name="TABLE_5f_GRADE.I3" office:value-type="string">
            <text:p text:style-name="P12"><text:user-field-get text:name="second_recovery">[SECOND_RECOVERY]</text:user-field-get></text:p>
          </table:table-cell>
        </table:table-row>
      </table:table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D"/>
        <table:table-column table:style-name="TABLE_5f_PERSONALITY.G"/>
        <table:table-header-rows>
          <table:table-row>
            <table:table-cell table:style-name="TABLE_5f_PERSONALITY.A1" office:value-type="float" office:value="0">
              <text:p text:style-name="P17">No</text:p>
            </table:table-cell>
            <table:table-cell table:style-name="TABLE_5f_PERSONALITY.A1" office:value-type="float" office:value="0">
              <text:p text:style-name="P17">Personalidad</text:p>
            </table:table-cell>
            <table:table-cell table:style-name="TABLE_5f_PERSONALITY.C1" office:value-type="string">
              <text:p text:style-name="P15"><text:span text:style-name="T2">I</text:span> Periodo</text:p>
            </table:table-cell>
            <table:table-cell table:style-name="TABLE_5f_PERSONALITY.D1" office:value-type="string">
              <text:p text:style-name="P15"><text:span text:style-name="T2">II</text:span> Periodo</text:p>
            </table:table-cell>
            <table:table-cell table:style-name="TABLE_5f_PERSONALITY.E1" office:value-type="string">
              <text:p text:style-name="P15"><text:span text:style-name="T2">III</text:span> Periodo</text:p>
            </table:table-cell>
            <table:table-cell table:style-name="TABLE_5f_PERSONALITY.F1" office:value-type="string">
              <text:p text:style-name="P15"><text:span text:style-name="T2">IV</text:span> Periodo</text:p>
            </table:table-cell>
            <table:table-cell table:style-name="TABLE_5f_PERSONALITY.G1" office:value-type="string">
              <text:p text:style-name="P16">Indice <text:user-field-get text:name="rating">[RATING]</text:user-field-get></text:p>
            </table:table-cell>
          </table:table-row>
        </table:table-header-rows>
      </table:table>
      <text:p text:style-name="P6"><text:span text:style-name="T4">“Eternamente preparados para toda buena obra”</text:span><text:span text:style-name="T3"> … 2 Timoteo 3:17</text:span></text:p>
      <text:p text:style-name="P22"/>
      <text:p text:style-name="P22"/>
      <text:p text:style-name="P23"/>
      <text:p text:style-name="P7"><text:span text:style-name="T3">_</text:span><text:span text:style-name="T5">______________________________________<text:tab/><text:tab/>____________________________________</text:span></text:p>
      <text:p text:style-name="P8"/>
      <text:section text:style-name="Sect1" text:name="FOOTER">
        <text:p text:style-name="P9"><text:user-field-get text:name="director">R. Yomila A. de Aguirre</text:user-field-get></text:p>
        <text:p text:style-name="P9"><text:user-field-get text:name="secretary">Manuel Vasquez</text:user-field-ge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Britannic Bold" svg:font-family="'Britannic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H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4e711"/>
    </style:style>
    <style:style style:name="MP2" style:family="paragraph" style:parent-style-name="Footer">
      <style:text-properties style:font-name="Calibri" fo:font-size="10.5pt" officeooo:rsid="002342df" officeooo:paragraph-rsid="002342df" style:font-size-asian="10.5pt" style:font-size-complex="10.5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true"/>
      </style:header-style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y="-0.5752in" svg:width="1.9354in" svg:height="1.1252in" draw:z-index="0"><draw:image xlink:href="Pictures/10000000000007F10000049E78E30192.jpg" xlink:type="simple" xlink:show="embed" xlink:actuate="onLoad"/></draw:frame></text:p>
        <text:p text:style-name="Header"/>
        <text:p text:style-name="MP1"/>
      </style:header>
      <style:footer>
        <text:p text:style-name="MP2">Bo. El Benque 12 ave. 5 Calle S.O No 103, San Pedro Sula, Honduras, C. A. Tel: (504) 2558-3085 / 2558-350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1:25:46.478000000</meta:creation-date>
    <dc:date>2015-08-19T15:44:11.298348747</dc:date>
    <meta:editing-duration>PT6M6S</meta:editing-duration>
    <meta:editing-cycles>2</meta:editing-cycles>
    <meta:generator>LibreOffice/4.2.6.3$Linux_X86_64 LibreOffice_project/420m0$Build-3</meta:generator>
    <meta:document-statistic meta:table-count="2" meta:image-count="1" meta:object-count="0" meta:page-count="1" meta:paragraph-count="40" meta:word-count="90" meta:character-count="730" meta:non-whitespace-character-count="661"/>
  </office:meta>
</office:document-meta>
</file>